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da33" officeooo:paragraph-rsid="0002da33"/>
    </style:style>
    <style:style style:name="P2" style:family="paragraph" style:parent-style-name="Standard">
      <style:text-properties officeooo:rsid="0002da33" officeooo:paragraph-rsid="00046a7e"/>
    </style:style>
    <style:style style:name="P3" style:family="paragraph" style:parent-style-name="Standard">
      <style:text-properties officeooo:rsid="0002da33" officeooo:paragraph-rsid="0007a5f8"/>
    </style:style>
    <style:style style:name="P4" style:family="paragraph" style:parent-style-name="Standard">
      <style:text-properties officeooo:rsid="0002da33" officeooo:paragraph-rsid="00097bfc"/>
    </style:style>
    <style:style style:name="P5" style:family="paragraph" style:parent-style-name="Standard">
      <style:text-properties officeooo:rsid="00034748" officeooo:paragraph-rsid="00034748"/>
    </style:style>
    <style:style style:name="P6" style:family="paragraph" style:parent-style-name="Standard">
      <style:text-properties officeooo:paragraph-rsid="0002da33"/>
    </style:style>
    <style:style style:name="P7" style:family="paragraph" style:parent-style-name="Standard">
      <style:text-properties officeooo:rsid="00046a7e" officeooo:paragraph-rsid="00046a7e"/>
    </style:style>
    <style:style style:name="P8" style:family="paragraph" style:parent-style-name="Standard">
      <style:text-properties officeooo:paragraph-rsid="00046a7e"/>
    </style:style>
    <style:style style:name="P9" style:family="paragraph" style:parent-style-name="Standard">
      <style:text-properties officeooo:rsid="00063618" officeooo:paragraph-rsid="00063618"/>
    </style:style>
    <style:style style:name="P10" style:family="paragraph" style:parent-style-name="Standard">
      <style:text-properties officeooo:rsid="00097bfc" officeooo:paragraph-rsid="00097bfc"/>
    </style:style>
    <style:style style:name="P11" style:family="paragraph" style:parent-style-name="Standard">
      <style:text-properties officeooo:rsid="00097bfc" officeooo:paragraph-rsid="00097bfc"/>
    </style:style>
    <style:style style:name="P12" style:family="paragraph" style:parent-style-name="Standard">
      <style:text-properties officeooo:rsid="0002da33" officeooo:paragraph-rsid="00097bfc"/>
    </style:style>
    <style:style style:name="P13" style:family="paragraph" style:parent-style-name="Standard">
      <style:text-properties officeooo:rsid="0002da33" officeooo:paragraph-rsid="000d7c25"/>
    </style:style>
    <style:style style:name="P14" style:family="paragraph" style:parent-style-name="Standard">
      <style:text-properties officeooo:rsid="0002da33" officeooo:paragraph-rsid="0002da33"/>
    </style:style>
    <style:style style:name="P15" style:family="paragraph" style:parent-style-name="Standard">
      <style:text-properties officeooo:rsid="0002da33" officeooo:paragraph-rsid="000f4b20"/>
    </style:style>
    <style:style style:name="P16" style:family="paragraph" style:parent-style-name="Standard">
      <style:text-properties officeooo:rsid="0007a5f8" officeooo:paragraph-rsid="000d7c25"/>
    </style:style>
    <style:style style:name="P17" style:family="paragraph" style:parent-style-name="Standard">
      <style:text-properties officeooo:rsid="0007a5f8" officeooo:paragraph-rsid="0007a5f8"/>
    </style:style>
    <style:style style:name="P18" style:family="paragraph" style:parent-style-name="Standard">
      <style:text-properties officeooo:rsid="000d7c25" officeooo:paragraph-rsid="000d7c25"/>
    </style:style>
    <style:style style:name="P19" style:family="paragraph" style:parent-style-name="Standard">
      <style:text-properties officeooo:rsid="000d7c25" officeooo:paragraph-rsid="000fa5da"/>
    </style:style>
    <style:style style:name="P20" style:family="paragraph" style:parent-style-name="Standard">
      <style:text-properties officeooo:rsid="00034748" officeooo:paragraph-rsid="00034748"/>
    </style:style>
    <style:style style:name="P21" style:family="paragraph" style:parent-style-name="Standard">
      <style:text-properties officeooo:rsid="00046a7e" officeooo:paragraph-rsid="00046a7e"/>
    </style:style>
    <style:style style:name="P22" style:family="paragraph" style:parent-style-name="Standard">
      <style:text-properties officeooo:rsid="000e9223" officeooo:paragraph-rsid="000e9223"/>
    </style:style>
    <style:style style:name="P23" style:family="paragraph" style:parent-style-name="Standard">
      <style:text-properties officeooo:rsid="000f4b20" officeooo:paragraph-rsid="000f4b20"/>
    </style:style>
    <style:style style:name="P24" style:family="paragraph" style:parent-style-name="Standard">
      <style:text-properties officeooo:rsid="000fa5da" officeooo:paragraph-rsid="000fa5da"/>
    </style:style>
    <style:style style:name="P25" style:family="paragraph" style:parent-style-name="Standard">
      <style:paragraph-properties fo:break-before="page"/>
      <style:text-properties officeooo:rsid="00063618" officeooo:paragraph-rsid="00063618"/>
    </style:style>
    <style:style style:name="T1" style:family="text">
      <style:text-properties officeooo:rsid="0002da33"/>
    </style:style>
    <style:style style:name="T2" style:family="text">
      <style:text-properties officeooo:rsid="00034748"/>
    </style:style>
    <style:style style:name="T3" style:family="text">
      <style:text-properties officeooo:rsid="00041b23"/>
    </style:style>
    <style:style style:name="T4" style:family="text">
      <style:text-properties officeooo:rsid="00046a7e"/>
    </style:style>
    <style:style style:name="T5" style:family="text">
      <style:text-properties officeooo:rsid="0007a5f8"/>
    </style:style>
    <style:style style:name="T6" style:family="text">
      <style:text-properties officeooo:rsid="00097bfc"/>
    </style:style>
    <style:style style:name="T7" style:family="text">
      <style:text-properties officeooo:rsid="000bde11"/>
    </style:style>
    <style:style style:name="T8" style:family="text">
      <style:text-properties officeooo:rsid="000d7c25"/>
    </style:style>
    <style:style style:name="T9" style:family="text">
      <style:text-properties officeooo:rsid="000e9223"/>
    </style:style>
    <style:style style:name="T10" style:family="text">
      <style:text-properties officeooo:rsid="000f4b20"/>
    </style:style>
    <style:style style:name="T11" style:family="text">
      <style:text-properties officeooo:rsid="000fa5da"/>
    </style:style>
    <style:style style:name="T12" style:family="text">
      <style:text-properties officeooo:rsid="001012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Virtuális piactér</text:h>
      <text:p text:style-name="P1"/>
      <text:p text:style-name="P3">A szellemi és anyagi termékek, szolgáltatások cseréjét a felhasználók együttműködésének szervezését egy virtuális piactér segíti. Annak érdekében, hogy a közösség számára átadott termékek / <text:s/>szolgáltatások és azok igénybevétele hosszabb távon egyensúlyban legyen egy idő alapú elszámolási rendszer működik. <text:span text:style-name="T5">Ezt egy web áruház szerű felület támogatja. Ide termék és szolgáltatás kínálatokat tölthetnek fel az „eladók”. Illetve ezeket megvásárolhatják a „vevők”. </text:span></text:p>
      <text:p text:style-name="P3"/>
      <text:p text:style-name="P4">Az elszámolás alapegysége a „NETCOIN” rövidítve „NTC”. Egy NTC egy óra munkának felel meg. <text:span text:style-name="T6">Kisesebb egysége a dNTC (tized NTC).</text:span></text:p>
      <text:p text:style-name="P4"/>
      <text:p text:style-name="P4">Regisztráláskor minden felhasználó kap 50 NTC-t. <text:span text:style-name="T4">A számla egyenlege növekszik ha </text:span><text:span text:style-name="T6"><text:s/></text:span><text:span text:style-name="T4"><text:s text:c="2"/>terméket/szolgáltatást „értékesít” és csökken ha ilyeneket „vásárol”. </text:span></text:p>
      <text:p text:style-name="P4"/>
      <text:p text:style-name="P10">A felhasználók aktivitását is NTC -vel jutalmazza a rendszer:</text:p>
      <text:p text:style-name="P4">- <text:span text:style-name="T6">naponta 1 NTC jóváírás ha az adott napon a felhasználó bejelentkezett a rendszerbe</text:span></text:p>
      <text:p text:style-name="P4">- <text:span text:style-name="T6">Ha a felhasználó termék/szolgáltatás kínálatot tölt fel a rendszerbe a feltöltött kínálat értékének 10% -át irjuk jóvá a számláján</text:span></text:p>
      <text:p text:style-name="P4">- <text:span text:style-name="T6">Ha a felhasználó eldöntendő kérdést javasol, és az elnyeri a megkívánt támogatást – azaz megindul róla a vita - 1 NTC jóváírást kap</text:span></text:p>
      <text:p text:style-name="P4">- <text:span text:style-name="T6">Ha a felhasználó szavaz egy szavazásban akkor 1 NTC jóváírást kap</text:span></text:p>
      <text:p text:style-name="P4"/>
      <text:p text:style-name="P4"/>
      <text:p text:style-name="P2"/>
      <text:p text:style-name="P7">A csoportoknak is van NTC számlájuk. <text:span text:style-name="T3">A csoport tagok – saját döntésük vagy a csoport megállapodása szerint <text:s/>- <text:s/>NTC -t ”fizethetnek be” </text:span>a <text:span text:style-name="T3"><text:s/>csoportok közös számlájára. </text:span>A csoport számláján növekedhet az egyenleg ha a csoport terméket/szolgáltatás „értékesít”, és csökkenhet ha <text:span text:style-name="T5">a csoport </text:span><text:s/>terméket/szolgáltatást vásárol. A csoport kollektív döntése szerint a csoport számláról átutalhat a tagok számláira. <text:span text:style-name="T9">A csoport által feltöltött kínálatoknál a 10% </text:span><text:span text:style-name="T10">os „kínálat </text:span><text:span text:style-name="T9">jutalom” <text:s text:c="2"/>csoport számlájára kerül.</text:span></text:p>
      <text:p text:style-name="P7"/>
      <text:p text:style-name="P1">A közösség számára felkínált termékeket, szolgáltatásokat a<text:span text:style-name="T5">z „eladó”</text:span> a virtuális piactér (web áruházhoz hasonló) felületére töltheti fel (a csoportok almenüjében a „Termékek” menüpont <text:span text:style-name="T5">illetve a főmenü „Piactér” menüpontja </text:span>szolgál erre). <text:s/><text:span text:style-name="T3">A feltöltő lehet egy-egy felhasználó vagy egy csoport is. Ha csoport a feltöltő akkor a csoport adminisztrátorok tölthetik fel a terméket/szolgáltatást. <text:s/></text:span>A<text:span text:style-name="T5">z</text:span> „<text:span text:style-name="T5">eladó”</text:span> határozza meg <text:s/>a termék NTC -ben kifejezett „árát” és megadja a termék/szolgáltatás kategóriáit, <text:span text:style-name="T2">és készletét </text:span><text:s/>is. <text:s/><text:span text:style-name="T2">A</text:span><text:span text:style-name="T5">z „eladók”</text:span><text:span text:style-name="T2"> módosítani, törölni is tudják a feltöltött kínálatok adatait.</text:span></text:p>
      <text:p text:style-name="P1"/>
      <text:p text:style-name="P6"><text:span text:style-name="T1">A „</text:span><text:span text:style-name="T3">vevők”</text:span><text:span text:style-name="T1"> a „Piactér” menüpontot használva válogathatnak a felkínált termékek, szolgáltatások között. A web áruházakban megszokott módon a kiválasztott dolgokat a „bevásárló kosarukba” tehetik, végül a megrendelést „elküldhetik”. Ekkor a termék/szolgáltatást feltöltők </text:span><text:span text:style-name="T3">(illetve a feltöltő csoport adminisztrátorai)</text:span><text:span text:style-name="T1"> privát üzenetben és email -</text:span>ben értesítést kapnak a megrendelésről. A „<text:span text:style-name="T3">vevő”</text:span> lehet egy-egy regisztrált <text:span text:style-name="T3">felhasználó</text:span>, de lehet egy csoport is; ez utóbbi esetben a csoport adminisztrátorok járnak <text:span text:style-name="T4">e</text:span>l a a termék/szolgáltatás „<text:span text:style-name="T3">vevőjeként”</text:span>.</text:p>
      <text:p text:style-name="P1"/>
      <text:p text:style-name="P1">Az üzenetben lévő link segítségével a termék/szolgáltatás feltöltő vissza igazolást tud küldeni a megrendelőnek, kapcsolatba tud lépni a megrendelővel; egyeztetni tudják az átadás / teljesítés helyét, időpontját.</text:p>
      <text:p text:style-name="P1"/>
      <text:p text:style-name="P10">A megrendelés elküldésekor a megrendelő folyószámláján <text:span text:style-name="T7">zárolásra kerül a megrendelt termékek, szolgáltatások értékének megfelelő NTC.</text:span></text:p>
      <text:p text:style-name="P15"><text:soft-page-break/>A teljesítés tényét mint az átadónak mint az átvevőnek <text:span text:style-name="T4">fel kell vinnie </text:span>a rendszerbe. Ezután történik meg az NTC átmozgatása a <text:span text:style-name="T4">megrendelő</text:span> számlájáról a termék/szolgáltatást létrehozó <text:span text:style-name="T2">s</text:span>zámlájára, <text:span text:style-name="T2">és ekkor történik meg a termék/szolgáltatás készlet csökkentése is. </text:span></text:p>
      <text:p text:style-name="P15"/>
      <text:p text:style-name="P15"><text:span text:style-name="T7">A rendszer üzemeltetési költségeinek a fedezetére, és a fentebb ismertetettet „ösztönző NTC jóváírások” fedezetére; </text:span><text:span text:style-name="T9">a teljesítéskor </text:span><text:span text:style-name="T7">az értékesített termék, szolgáltatás értékének 1</text:span><text:span text:style-name="T8">5</text:span><text:span text:style-name="T7">% -át az eladó számlájáról a rendszer levonja. („virtuális adó”).</text:span></text:p>
      <text:p text:style-name="P1"/>
      <text:p text:style-name="P16">A főmenü piactér menüpontját használva minden regisztrált felhasználó vihet fel termékeket, ez esetben Ő lesz a termék „eladója”. Az egyes csoportok almenüjében lévő „Termékek” menüponton keresztül a csoportok adminisztrátorai tudnak termékeket felvinni, ez esetben a csoport lesz a termék „eladója”. </text:p>
      <text:p text:style-name="P16"/>
      <text:p text:style-name="P16">Vásárláskor – amennyiben a felhasználó csoport adminisztrátor – ki kell választania, hogy saját nevében vagy valamelyik általa adminisztrált csoport nevében vásárol. </text:p>
      <text:p text:style-name="P13"/>
      <text:p text:style-name="P1"/>
      <text:p text:style-name="P5">A feltöltő felhasználó <text:span text:style-name="T4">(illetve </text:span><text:s/>a <text:span text:style-name="T4">feltöltő </text:span>csoport adminisztrátor<text:span text:style-name="T4">ai)</text:span> készlet növelést is be tudnak vinni a rendszerbe (pl. után gyártás, <text:span text:style-name="T4">új kapacitás megjelenése</text:span>).</text:p>
      <text:p text:style-name="P1"/>
      <text:p text:style-name="P5">Ha az átadás tényét az átadó visszaigazolta, de az átvevő nem akkor a rendszer 10 napon át naponta egy-egy figyelmeztető üzenetet küld az átvevőnek. Ha ez alatt sem érkezik meg a visszajelzés akkor a tranzakciót meghiúsultnak tekinti.</text:p>
      <text:p text:style-name="P5"/>
      <text:p text:style-name="P18">Az NTC elsősorban csereszköz, nem felhalmozási, megtakarítási eszköz. Ennek érdekében a rendszer a magánszemélyek <text:span text:style-name="T10">és</text:span> csoportok folyószámláján lévő NTC -t negatív kamattal „errodálja” ezzel az NTC -k forgatására serkentve az aktorokat.</text:p>
      <text:p text:style-name="P5"/>
      <text:p text:style-name="P8"><text:span text:style-name="T4">A megvalósult tranzakciók után a „vevők” <text:s/>tetszik / nem tetszik jelzéssel és </text:span>1 - 5 pontos osztályzattal értékelhetik a terméket / szolgáltatást. Ennek elmulasztása esetén 10 nap<text:span text:style-name="T5">o</text:span>n keresztül napi egy- egy emlékeztető üzenetet küld neki. </text:p>
      <text:p text:style-name="P1"/>
      <text:p text:style-name="P23">A közösség számára végzett munka és a mások munkájának igénybevétele eltérő időpontokban történhet. Ezért a rendszer átmenetileg a negatív folyószámla egyenleget is megengedi. Kezdeti értékként</text:p>
      <text:p text:style-name="P23">max 1000 NTC negatív egyenleg megengedett 100 napon keresztül. </text:p>
      <text:p text:style-name="P23"/>
      <text:p text:style-name="P19"><text:span text:style-name="T11">Azaz:</text:span></text:p>
      <text:p text:style-name="P19"/>
      <text:p text:style-name="P19"><text:span text:style-name="T11">Ha az egyenleg <text:s/>bármikor </text:span><text:span text:style-name="T10">-1000 NTC </text:span><text:span text:style-name="T11">alá súlyed, akkor</text:span><text:span text:style-name="T10"> nem lehet tovább vásárolni addig amíg az egyenleget fel nem emeli -1000 fölé. </text:span></text:p>
      <text:p text:style-name="P19"/>
      <text:p text:style-name="P19"><text:span text:style-name="T10">Ha 100 napon keresztül folyamatosan negatív az egyenleg akkor nem lehet tovább vásárolni amíg az egyenleget pozitívra nem emeli </text:span></text:p>
      <text:p text:style-name="P19"/>
      <text:p text:style-name="P24">Az „eladó” által megszakított (visszautasított) megrendeléseket a rendszer az érték 5% -át kitevő büntetéssel sújtja. (Olyan terméket, szolgáltatás kínált amit nem tud teljesíteni, nem pontosan adta meg a termék jellemzőit, a teljesítési lehetőségeket stb)</text:p>
      <text:p text:style-name="P24"/>
      <text:p text:style-name="P24">A megrendelő által leadott , de később visszavont megrendeléseket a rendszer az érték 2% -át kitevő NTC levonással szankcionálja.</text:p>
      <text:p text:style-name="P24"/>
      <text:p text:style-name="P24"><text:soft-page-break/>A „vevő” által nem nem visszaigazolt, de az „eladó által visszaigazolt” vitás esetekben egy kijelölt demokratikus döntő bizottság vizsgálja ki az esetet és dönt a „bűnös” <text:s/>szankcionálásáról (NTC levonás a számlájáról).</text:p>
      <text:p text:style-name="P24"/>
      <text:p text:style-name="P25"/>
      <text:p text:style-name="P18">Természetesen az ebben a leírásban szereplő konstans értékek, a gyakorlati tapasztalatok alapján később változhatnak, <text:span text:style-name="T9">vagy akár algoritmus automatikusan változtathatja őket.</text:span></text:p>
      <text:p text:style-name="P18"/>
      <text:p text:style-name="P22">Ezek a konstansok. <text:span text:style-name="T12">És a javasolt kezdő értékeik</text:span>:</text:p>
      <text:p text:style-name="P18"/>
      <text:p text:style-name="P18">- új felhasználó regisztrálásakor kezdeti NTC feltöltés: 50 NTC</text:p>
      <text:p text:style-name="P18">- aktivitás jutalom 1 NTC / nap</text:p>
      <text:p text:style-name="P18">- kínálat felvitel jutalmazása 10%</text:p>
      <text:p text:style-name="P18">- támogatást elnyert eldöntendő kérdés javaslat <text:span text:style-name="T9">jutalmazása</text:span>: 1 NTC</text:p>
      <text:p text:style-name="P18">- szavazat leadás <text:span text:style-name="T9">jutalmazása</text:span>: 1 NTC</text:p>
      <text:p text:style-name="P18">- <text:span text:style-name="T12">teljesítéskor az „eladót” terhelő </text:span>„virtuális adó”: 15%</text:p>
      <text:p text:style-name="P18">- negatív <text:span text:style-name="T9">folyószámla</text:span> kamat: 0.05% / nap <text:s/>(~ 3.5%/év)</text:p>
      <text:p text:style-name="P18">- <text:span text:style-name="T10">negatív egyenleg engedély: max 1000 NTC, max 100 nap</text:span></text:p>
      <text:p text:style-name="P18">- <text:span text:style-name="T11">visszautasított megrendelés szankciója 5%</text:span></text:p>
      <text:p text:style-name="P18">- <text:span text:style-name="T11">visszavont megrendelés szankciója 2%</text:span></text:p>
      <text:p text:style-name="P18"><text:tab/></text:p>
      <text:p text:style-name="P18"/>
      <text:p text:style-name="P18"/>
      <text:p text:style-name="P9"/>
      <text:p text:style-name="P17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08:43:05.652394977</meta:creation-date>
    <meta:generator>LibreOffice/6.4.7.2$Linux_X86_64 LibreOffice_project/40$Build-2</meta:generator>
    <dc:date>2022-01-25T10:16:07.494785815</dc:date>
    <meta:editing-duration>PT16M49S</meta:editing-duration>
    <meta:editing-cycles>7</meta:editing-cycles>
    <meta:document-statistic meta:table-count="0" meta:image-count="0" meta:object-count="0" meta:page-count="4" meta:paragraph-count="43" meta:word-count="947" meta:character-count="6878" meta:non-whitespace-character-count="5939"/>
  </office:meta>
</office:document-meta>
</file>